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00/00/00</text:date>, <text:time style:data-style-name="N2" text:time-value="10:11:10.5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4-17T10:22:56.451000000</dc:date>
    <meta:editing-duration>PT10H42M46S</meta:editing-duration>
    <meta:editing-cycles>100</meta:editing-cycles>
    <meta:generator>LibreOffice/6.4.2.2$Windows_X86_64 LibreOffice_project/4e471d8c02c9c90f512f7f9ead8875b57fcb1ec3</meta:generator>
    <meta:document-statistic meta:table-count="31" meta:cell-count="1059" meta:object-count="0"/>
  </office:meta>
</office:document-meta>
</file>